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8.075cm"/>
    </style:style>
    <style:style style:name="co2" style:family="table-column">
      <style:table-column-properties fo:break-before="auto" style:column-width="4.74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881cm"/>
    </style:style>
    <style:style style:name="co5" style:family="table-column">
      <style:table-column-properties fo:break-before="auto" style:column-width="7.66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mand" table:style-name="ta1">
        <table:table-column table:style-name="co1" table:visibility="collapse" table:default-cell-style-name="ce1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  <table:table-cell office:value-type="string" calcext:value-type="string">
            <text:p>#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command.h</text:p>
          </table:table-cell>
        </table:table-row>
        <table:table-row table:style-name="ro1">
          <table:table-cell office:value-type="string" calcext:value-type="string">
            <text:p><text:s text:c="16"/>if (rx_message[0]==0x01)</text:p>
          </table:table-cell>
          <table:table-cell table:formula="of:=TRIM([.A2])" office:value-type="string" office:string-value="if (rx_message[0]==0x01)" calcext:value-type="string">
            <text:p>if (rx_message[0]==0x01)</text:p>
          </table:table-cell>
          <table:table-cell table:formula="of:=MID([.B2];22;2)" office:value-type="string" office:string-value="01" calcext:value-type="string">
            <text:p>01</text:p>
          </table:table-cell>
          <table:table-cell office:value-type="string" calcext:value-type="string">
            <text:p>enter_progmode</text:p>
          </table:table-cell>
          <table:table-cell table:formula="of:=CONCATENATE(&quot;#define &quot;;UPPER([.D2]); &quot; 0x&quot;;[.C2])" office:value-type="string" office:string-value="#define ENTER_PROGMODE 0x01" calcext:value-type="string">
            <text:p>#define ENTER_PROGMODE 0x01</text:p>
          </table:table-cell>
        </table:table-row>
        <table:table-row table:style-name="ro1">
          <table:table-cell office:value-type="string" calcext:value-type="string">
            <text:p><text:s text:c="16"/>if (rx_message[0]==0x02)</text:p>
          </table:table-cell>
          <table:table-cell table:formula="of:=TRIM([.A3])" office:value-type="string" office:string-value="if (rx_message[0]==0x02)" calcext:value-type="string">
            <text:p>if (rx_message[0]==0x02)</text:p>
          </table:table-cell>
          <table:table-cell table:formula="of:=MID([.B3];22;2)" office:value-type="string" office:string-value="02" calcext:value-type="string">
            <text:p>02</text:p>
          </table:table-cell>
          <table:table-cell office:value-type="string" calcext:value-type="string">
            <text:p>exit_progmode</text:p>
          </table:table-cell>
          <table:table-cell table:formula="of:=CONCATENATE(&quot;#define &quot;;UPPER([.D3]); &quot; 0x&quot;;[.C3])" office:value-type="string" office:string-value="#define EXIT_PROGMODE 0x02" calcext:value-type="string">
            <text:p>#define EXIT_PROGMODE 0x02</text:p>
          </table:table-cell>
        </table:table-row>
        <table:table-row table:style-name="ro1">
          <table:table-cell office:value-type="string" calcext:value-type="string">
            <text:p><text:s text:c="16"/>if (rx_message[0]==0x03)</text:p>
          </table:table-cell>
          <table:table-cell table:formula="of:=TRIM([.A4])" office:value-type="string" office:string-value="if (rx_message[0]==0x03)" calcext:value-type="string">
            <text:p>if (rx_message[0]==0x03)</text:p>
          </table:table-cell>
          <table:table-cell table:formula="of:=MID([.B4];22;2)" office:value-type="string" office:string-value="03" calcext:value-type="string">
            <text:p>03</text:p>
          </table:table-cell>
          <table:table-cell office:value-type="string" calcext:value-type="string">
            <text:p>Isp_reset_ptr</text:p>
          </table:table-cell>
          <table:table-cell table:formula="of:=CONCATENATE(&quot;#define &quot;;UPPER([.D4]); &quot; 0x&quot;;[.C4])" office:value-type="string" office:string-value="#define ISP_RESET_PTR 0x03" calcext:value-type="string">
            <text:p>#define ISP_RESET_PTR 0x03</text:p>
          </table:table-cell>
        </table:table-row>
        <table:table-row table:style-name="ro1">
          <table:table-cell office:value-type="string" calcext:value-type="string">
            <text:p><text:s text:c="16"/>if (rx_message[0]==0x04)</text:p>
          </table:table-cell>
          <table:table-cell table:formula="of:=TRIM([.A5])" office:value-type="string" office:string-value="if (rx_message[0]==0x04)" calcext:value-type="string">
            <text:p>if (rx_message[0]==0x04)</text:p>
          </table:table-cell>
          <table:table-cell table:formula="of:=MID([.B5];22;2)" office:value-type="string" office:string-value="04" calcext:value-type="string">
            <text:p>04</text:p>
          </table:table-cell>
          <table:table-cell office:value-type="string" calcext:value-type="string">
            <text:p>isp_send_cfg</text:p>
          </table:table-cell>
          <table:table-cell table:formula="of:=CONCATENATE(&quot;#define &quot;;UPPER([.D5]); &quot; 0x&quot;;[.C5])" office:value-type="string" office:string-value="#define ISP_SEND_CFG 0x04" calcext:value-type="string">
            <text:p>#define ISP_SEND_CFG 0x04</text:p>
          </table:table-cell>
        </table:table-row>
        <table:table-row table:style-name="ro1">
          <table:table-cell office:value-type="string" calcext:value-type="string">
            <text:p><text:s text:c="16"/>if (rx_message[0]==0x05)</text:p>
          </table:table-cell>
          <table:table-cell table:formula="of:=TRIM([.A6])" office:value-type="string" office:string-value="if (rx_message[0]==0x05)" calcext:value-type="string">
            <text:p>if (rx_message[0]==0x05)</text:p>
          </table:table-cell>
          <table:table-cell table:formula="of:=MID([.B6];22;2)" office:value-type="string" office:string-value="05" calcext:value-type="string">
            <text:p>05</text:p>
          </table:table-cell>
          <table:table-cell office:value-type="string" calcext:value-type="string">
            <text:p>isp_inc_ptr</text:p>
          </table:table-cell>
          <table:table-cell table:formula="of:=CONCATENATE(&quot;#define &quot;;UPPER([.D6]); &quot; 0x&quot;;[.C6])" office:value-type="string" office:string-value="#define ISP_INC_PTR 0x05" calcext:value-type="string">
            <text:p>#define ISP_INC_PTR 0x05</text:p>
          </table:table-cell>
        </table:table-row>
        <table:table-row table:style-name="ro1">
          <table:table-cell office:value-type="string" calcext:value-type="string">
            <text:p><text:s text:c="16"/>if (rx_message[0]==0x06)</text:p>
          </table:table-cell>
          <table:table-cell table:formula="of:=TRIM([.A7])" office:value-type="string" office:string-value="if (rx_message[0]==0x06)" calcext:value-type="string">
            <text:p>if (rx_message[0]==0x06)</text:p>
          </table:table-cell>
          <table:table-cell table:formula="of:=MID([.B7];22;2)" office:value-type="string" office:string-value="06" calcext:value-type="string">
            <text:p>06</text:p>
          </table:table-cell>
          <table:table-cell office:value-type="string" calcext:value-type="string">
            <text:p>isp_read_pgm</text:p>
          </table:table-cell>
          <table:table-cell table:formula="of:=CONCATENATE(&quot;#define &quot;;UPPER([.D7]); &quot; 0x&quot;;[.C7])" office:value-type="string" office:string-value="#define ISP_READ_PGM 0x06" calcext:value-type="string">
            <text:p>#define ISP_READ_PGM 0x06</text:p>
          </table:table-cell>
        </table:table-row>
        <table:table-row table:style-name="ro1">
          <table:table-cell office:value-type="string" calcext:value-type="string">
            <text:p><text:s text:c="16"/>if (rx_message[0]==0x07)</text:p>
          </table:table-cell>
          <table:table-cell table:formula="of:=TRIM([.A8])" office:value-type="string" office:string-value="if (rx_message[0]==0x07)" calcext:value-type="string">
            <text:p>if (rx_message[0]==0x07)</text:p>
          </table:table-cell>
          <table:table-cell table:formula="of:=MID([.B8];22;2)" office:value-type="string" office:string-value="07" calcext:value-type="string">
            <text:p>07</text:p>
          </table:table-cell>
          <table:table-cell office:value-type="string" calcext:value-type="string">
            <text:p>isp_mass_erase</text:p>
          </table:table-cell>
          <table:table-cell table:formula="of:=CONCATENATE(&quot;#define &quot;;UPPER([.D8]); &quot; 0x&quot;;[.C8])" office:value-type="string" office:string-value="#define ISP_MASS_ERASE 0x07" calcext:value-type="string">
            <text:p>#define ISP_MASS_ERASE 0x07</text:p>
          </table:table-cell>
        </table:table-row>
        <table:table-row table:style-name="ro1">
          <table:table-cell office:value-type="string" calcext:value-type="string">
            <text:p><text:s text:c="16"/>if (rx_message[0]==0x08)</text:p>
          </table:table-cell>
          <table:table-cell table:formula="of:=TRIM([.A9])" office:value-type="string" office:string-value="if (rx_message[0]==0x08)" calcext:value-type="string">
            <text:p>if (rx_message[0]==0x08)</text:p>
          </table:table-cell>
          <table:table-cell table:formula="of:=MID([.B9];22;2)" office:value-type="string" office:string-value="08" calcext:value-type="string">
            <text:p>08</text:p>
          </table:table-cell>
          <table:table-cell office:value-type="string" calcext:value-type="string">
            <text:p>isp_write_prgm</text:p>
          </table:table-cell>
          <table:table-cell table:formula="of:=CONCATENATE(&quot;#define &quot;;UPPER([.D9]); &quot; 0x&quot;;[.C9])" office:value-type="string" office:string-value="#define ISP_WRITE_PRGM 0x08" calcext:value-type="string">
            <text:p>#define ISP_WRITE_PRGM 0x08</text:p>
          </table:table-cell>
        </table:table-row>
        <table:table-row table:style-name="ro1">
          <table:table-cell office:value-type="string" calcext:value-type="string">
            <text:p><text:s text:c="16"/>if (rx_message[0]==0x09)</text:p>
          </table:table-cell>
          <table:table-cell table:formula="of:=TRIM([.A10])" office:value-type="string" office:string-value="if (rx_message[0]==0x09)" calcext:value-type="string">
            <text:p>if (rx_message[0]==0x09)</text:p>
          </table:table-cell>
          <table:table-cell table:formula="of:=MID([.B10];22;2)" office:value-type="string" office:string-value="09" calcext:value-type="string">
            <text:p>09</text:p>
          </table:table-cell>
          <table:table-cell office:value-type="string" calcext:value-type="string">
            <text:p>isp_reset_ptr</text:p>
          </table:table-cell>
          <table:table-cell table:formula="of:=CONCATENATE(&quot;#define &quot;;UPPER([.D10]); &quot; 0x&quot;;[.C10])" office:value-type="string" office:string-value="#define ISP_RESET_PTR 0x09" calcext:value-type="string">
            <text:p>#define ISP_RESET_PTR 0x09</text:p>
          </table:table-cell>
        </table:table-row>
        <table:table-row table:style-name="ro1">
          <table:table-cell office:value-type="string" calcext:value-type="string">
            <text:p><text:s text:c="16"/>if (rx_message[0]==0x10)</text:p>
          </table:table-cell>
          <table:table-cell table:formula="of:=TRIM([.A11])" office:value-type="string" office:string-value="if (rx_message[0]==0x10)" calcext:value-type="string">
            <text:p>if (rx_message[0]==0x10)</text:p>
          </table:table-cell>
          <table:table-cell table:formula="of:=MID([.B11];22;2)" office:value-type="string" office:string-value="10" calcext:value-type="string">
            <text:p>10</text:p>
          </table:table-cell>
          <table:table-cell office:value-type="string" calcext:value-type="string">
            <text:p>p18_enter_progmode</text:p>
          </table:table-cell>
          <table:table-cell table:formula="of:=CONCATENATE(&quot;#define &quot;;UPPER([.D11]); &quot; 0x&quot;;[.C11])" office:value-type="string" office:string-value="#define P18_ENTER_PROGMODE 0x10" calcext:value-type="string">
            <text:p>#define P18_ENTER_PROGMODE 0x10</text:p>
          </table:table-cell>
        </table:table-row>
        <table:table-row table:style-name="ro1">
          <table:table-cell office:value-type="string" calcext:value-type="string">
            <text:p><text:s text:c="16"/>if (rx_message[0]==0x11)</text:p>
          </table:table-cell>
          <table:table-cell table:formula="of:=TRIM([.A12])" office:value-type="string" office:string-value="if (rx_message[0]==0x11)" calcext:value-type="string">
            <text:p>if (rx_message[0]==0x11)</text:p>
          </table:table-cell>
          <table:table-cell table:formula="of:=MID([.B12];22;2)" office:value-type="string" office:string-value="11" calcext:value-type="string">
            <text:p>11</text:p>
          </table:table-cell>
          <table:table-cell office:value-type="string" calcext:value-type="string">
            <text:p>p18_isp_read_pgm</text:p>
          </table:table-cell>
          <table:table-cell table:formula="of:=CONCATENATE(&quot;#define &quot;;UPPER([.D12]); &quot; 0x&quot;;[.C12])" office:value-type="string" office:string-value="#define P18_ISP_READ_PGM 0x11" calcext:value-type="string">
            <text:p>#define P18_ISP_READ_PGM 0x11</text:p>
          </table:table-cell>
        </table:table-row>
        <table:table-row table:style-name="ro1">
          <table:table-cell office:value-type="string" calcext:value-type="string">
            <text:p><text:s text:c="16"/>if (rx_message[0]==0x12)</text:p>
          </table:table-cell>
          <table:table-cell table:formula="of:=TRIM([.A13])" office:value-type="string" office:string-value="if (rx_message[0]==0x12)" calcext:value-type="string">
            <text:p>if (rx_message[0]==0x12)</text:p>
          </table:table-cell>
          <table:table-cell table:formula="of:=MID([.B13];22;2)" office:value-type="string" office:string-value="12" calcext:value-type="string">
            <text:p>12</text:p>
          </table:table-cell>
          <table:table-cell office:value-type="string" calcext:value-type="string">
            <text:p>p18_isp_write_pgm</text:p>
          </table:table-cell>
          <table:table-cell table:formula="of:=CONCATENATE(&quot;#define &quot;;UPPER([.D13]); &quot; 0x&quot;;[.C13])" office:value-type="string" office:string-value="#define P18_ISP_WRITE_PGM 0x12" calcext:value-type="string">
            <text:p>#define P18_ISP_WRITE_PGM 0x12</text:p>
          </table:table-cell>
        </table:table-row>
        <table:table-row table:style-name="ro1">
          <table:table-cell office:value-type="string" calcext:value-type="string">
            <text:p><text:s text:c="16"/>if (rx_message[0]==0x13)</text:p>
          </table:table-cell>
          <table:table-cell table:formula="of:=TRIM([.A14])" office:value-type="string" office:string-value="if (rx_message[0]==0x13)" calcext:value-type="string">
            <text:p>if (rx_message[0]==0x13)</text:p>
          </table:table-cell>
          <table:table-cell table:formula="of:=MID([.B14];22;2)" office:value-type="string" office:string-value="13" calcext:value-type="string">
            <text:p>13</text:p>
          </table:table-cell>
          <table:table-cell office:value-type="string" calcext:value-type="string">
            <text:p>p18_isp_mass_erase</text:p>
          </table:table-cell>
          <table:table-cell table:formula="of:=CONCATENATE(&quot;#define &quot;;UPPER([.D14]); &quot; 0x&quot;;[.C14])" office:value-type="string" office:string-value="#define P18_ISP_MASS_ERASE 0x13" calcext:value-type="string">
            <text:p>#define P18_ISP_MASS_ERASE 0x13</text:p>
          </table:table-cell>
        </table:table-row>
        <table:table-row table:style-name="ro1">
          <table:table-cell office:value-type="string" calcext:value-type="string">
            <text:p><text:s text:c="16"/>if (rx_message[0]==0x14)</text:p>
          </table:table-cell>
          <table:table-cell table:formula="of:=TRIM([.A15])" office:value-type="string" office:string-value="if (rx_message[0]==0x14)" calcext:value-type="string">
            <text:p>if (rx_message[0]==0x14)</text:p>
          </table:table-cell>
          <table:table-cell table:formula="of:=MID([.B15];22;2)" office:value-type="string" office:string-value="14" calcext:value-type="string">
            <text:p>14</text:p>
          </table:table-cell>
          <table:table-cell office:value-type="string" calcext:value-type="string">
            <text:p>p18_isp_write_cfg</text:p>
          </table:table-cell>
          <table:table-cell table:formula="of:=CONCATENATE(&quot;#define &quot;;UPPER([.D15]); &quot; 0x&quot;;[.C15])" office:value-type="string" office:string-value="#define P18_ISP_WRITE_CFG 0x14" calcext:value-type="string">
            <text:p>#define P18_ISP_WRITE_CFG 0x14</text:p>
          </table:table-cell>
        </table:table-row>
        <table:table-row table:style-name="ro1">
          <table:table-cell office:value-type="string" calcext:value-type="string">
            <text:p><text:s text:c="16"/>if (rx_message[0]==0x23)</text:p>
          </table:table-cell>
          <table:table-cell table:formula="of:=TRIM([.A16])" office:value-type="string" office:string-value="if (rx_message[0]==0x23)" calcext:value-type="string">
            <text:p>if (rx_message[0]==0x23)</text:p>
          </table:table-cell>
          <table:table-cell table:formula="of:=MID([.B16];22;2)" office:value-type="string" office:string-value="23" calcext:value-type="string">
            <text:p>23</text:p>
          </table:table-cell>
          <table:table-cell office:value-type="string" calcext:value-type="string">
            <text:p>p18fj_isp_mass_erase</text:p>
          </table:table-cell>
          <table:table-cell table:formula="of:=CONCATENATE(&quot;#define &quot;;UPPER([.D16]); &quot; 0x&quot;;[.C16])" office:value-type="string" office:string-value="#define P18FJ_ISP_MASS_ERASE 0x23" calcext:value-type="string">
            <text:p>#define P18FJ_ISP_MASS_ERASE 0x23</text:p>
          </table:table-cell>
        </table:table-row>
        <table:table-row table:style-name="ro1">
          <table:table-cell office:value-type="string" calcext:value-type="string">
            <text:p><text:s text:c="16"/>if (rx_message[0]==0x30)</text:p>
          </table:table-cell>
          <table:table-cell table:formula="of:=TRIM([.A17])" office:value-type="string" office:string-value="if (rx_message[0]==0x30)" calcext:value-type="string">
            <text:p>if (rx_message[0]==0x30)</text:p>
          </table:table-cell>
          <table:table-cell table:formula="of:=MID([.B17];22;2)" office:value-type="string" office:string-value="30" calcext:value-type="string">
            <text:p>30</text:p>
          </table:table-cell>
          <table:table-cell office:value-type="string" calcext:value-type="string">
            <text:p>p18fk_isp_mass_erase</text:p>
          </table:table-cell>
          <table:table-cell table:formula="of:=CONCATENATE(&quot;#define &quot;;UPPER([.D17]); &quot; 0x&quot;;[.C17])" office:value-type="string" office:string-value="#define P18FK_ISP_MASS_ERASE 0x30" calcext:value-type="string">
            <text:p>#define P18FK_ISP_MASS_ERASE 0x30</text:p>
          </table:table-cell>
        </table:table-row>
        <table:table-row table:style-name="ro1">
          <table:table-cell office:value-type="string" calcext:value-type="string">
            <text:p><text:s text:c="16"/>if (rx_message[0]==0x31)</text:p>
          </table:table-cell>
          <table:table-cell table:formula="of:=TRIM([.A18])" office:value-type="string" office:string-value="if (rx_message[0]==0x31)" calcext:value-type="string">
            <text:p>if (rx_message[0]==0x31)</text:p>
          </table:table-cell>
          <table:table-cell table:formula="of:=MID([.B18];22;2)" office:value-type="string" office:string-value="31" calcext:value-type="string">
            <text:p>31</text:p>
          </table:table-cell>
          <table:table-cell office:value-type="string" calcext:value-type="string">
            <text:p>p18fk_isp_write_pgm</text:p>
          </table:table-cell>
          <table:table-cell table:formula="of:=CONCATENATE(&quot;#define &quot;;UPPER([.D18]); &quot; 0x&quot;;[.C18])" office:value-type="string" office:string-value="#define P18FK_ISP_WRITE_PGM 0x31" calcext:value-type="string">
            <text:p>#define P18FK_ISP_WRITE_PGM 0x31</text:p>
          </table:table-cell>
        </table:table-row>
        <table:table-row table:style-name="ro1">
          <table:table-cell office:value-type="string" calcext:value-type="string">
            <text:p><text:s text:c="16"/>if (rx_message[0]==0x32)</text:p>
          </table:table-cell>
          <table:table-cell table:formula="of:=TRIM([.A19])" office:value-type="string" office:string-value="if (rx_message[0]==0x32)" calcext:value-type="string">
            <text:p>if (rx_message[0]==0x32)</text:p>
          </table:table-cell>
          <table:table-cell table:formula="of:=MID([.B19];22;2)" office:value-type="string" office:string-value="32" calcext:value-type="string">
            <text:p>32</text:p>
          </table:table-cell>
          <table:table-cell office:value-type="string" calcext:value-type="string">
            <text:p>p18fk_isp_write_cfg</text:p>
          </table:table-cell>
          <table:table-cell table:formula="of:=CONCATENATE(&quot;#define &quot;;UPPER([.D19]); &quot; 0x&quot;;[.C19])" office:value-type="string" office:string-value="#define P18FK_ISP_WRITE_CFG 0x32" calcext:value-type="string">
            <text:p>#define P18FK_ISP_WRITE_CFG 0x32</text:p>
          </table:table-cell>
        </table:table-row>
        <table:table-row table:style-name="ro1">
          <table:table-cell office:value-type="string" calcext:value-type="string">
            <text:p><text:s text:c="16"/>if (rx_message[0]==0x40)</text:p>
          </table:table-cell>
          <table:table-cell table:formula="of:=TRIM([.A20])" office:value-type="string" office:string-value="if (rx_message[0]==0x40)" calcext:value-type="string">
            <text:p>if (rx_message[0]==0x40)</text:p>
          </table:table-cell>
          <table:table-cell table:formula="of:=MID([.B20];22;2)" office:value-type="string" office:string-value="40" calcext:value-type="string">
            <text:p>40</text:p>
          </table:table-cell>
          <table:table-cell office:value-type="string" calcext:value-type="string">
            <text:p>p16c_enter_progmode</text:p>
          </table:table-cell>
          <table:table-cell table:formula="of:=CONCATENATE(&quot;#define &quot;;UPPER([.D20]); &quot; 0x&quot;;[.C20])" office:value-type="string" office:string-value="#define P16C_ENTER_PROGMODE 0x40" calcext:value-type="string">
            <text:p>#define P16C_ENTER_PROGMODE 0x40</text:p>
          </table:table-cell>
        </table:table-row>
        <table:table-row table:style-name="ro1">
          <table:table-cell office:value-type="string" calcext:value-type="string">
            <text:p><text:s text:c="16"/>if (rx_message[0]==0x41)</text:p>
          </table:table-cell>
          <table:table-cell table:formula="of:=TRIM([.A21])" office:value-type="string" office:string-value="if (rx_message[0]==0x41)" calcext:value-type="string">
            <text:p>if (rx_message[0]==0x41)</text:p>
          </table:table-cell>
          <table:table-cell table:formula="of:=MID([.B21];22;2)" office:value-type="string" office:string-value="41" calcext:value-type="string">
            <text:p>41</text:p>
          </table:table-cell>
          <table:table-cell office:value-type="string" calcext:value-type="string">
            <text:p>p16c_isp_read_pgm</text:p>
          </table:table-cell>
          <table:table-cell table:formula="of:=CONCATENATE(&quot;#define &quot;;UPPER([.D21]); &quot; 0x&quot;;[.C21])" office:value-type="string" office:string-value="#define P16C_ISP_READ_PGM 0x41" calcext:value-type="string">
            <text:p>#define P16C_ISP_READ_PGM 0x41</text:p>
          </table:table-cell>
        </table:table-row>
        <table:table-row table:style-name="ro1">
          <table:table-cell office:value-type="string" calcext:value-type="string">
            <text:p><text:s text:c="16"/>if (rx_message[0]==0x42)</text:p>
          </table:table-cell>
          <table:table-cell table:formula="of:=TRIM([.A22])" office:value-type="string" office:string-value="if (rx_message[0]==0x42)" calcext:value-type="string">
            <text:p>if (rx_message[0]==0x42)</text:p>
          </table:table-cell>
          <table:table-cell table:formula="of:=MID([.B22];22;2)" office:value-type="string" office:string-value="42" calcext:value-type="string">
            <text:p>42</text:p>
          </table:table-cell>
          <table:table-cell office:value-type="string" calcext:value-type="string">
            <text:p>p16c_isp_write_pgm</text:p>
          </table:table-cell>
          <table:table-cell table:formula="of:=CONCATENATE(&quot;#define &quot;;UPPER([.D22]); &quot; 0x&quot;;[.C22])" office:value-type="string" office:string-value="#define P16C_ISP_WRITE_PGM 0x42" calcext:value-type="string">
            <text:p>#define P16C_ISP_WRITE_PGM 0x42</text:p>
          </table:table-cell>
        </table:table-row>
        <table:table-row table:style-name="ro1">
          <table:table-cell office:value-type="string" calcext:value-type="string">
            <text:p><text:s text:c="16"/>if (rx_message[0]==0x43)</text:p>
          </table:table-cell>
          <table:table-cell table:formula="of:=TRIM([.A23])" office:value-type="string" office:string-value="if (rx_message[0]==0x43)" calcext:value-type="string">
            <text:p>if (rx_message[0]==0x43)</text:p>
          </table:table-cell>
          <table:table-cell table:formula="of:=MID([.B23];22;2)" office:value-type="string" office:string-value="43" calcext:value-type="string">
            <text:p>43</text:p>
          </table:table-cell>
          <table:table-cell office:value-type="string" calcext:value-type="string">
            <text:p>p16c_bulk_erase</text:p>
          </table:table-cell>
          <table:table-cell table:formula="of:=CONCATENATE(&quot;#define &quot;;UPPER([.D23]); &quot; 0x&quot;;[.C23])" office:value-type="string" office:string-value="#define P16C_BULK_ERASE 0x43" calcext:value-type="string">
            <text:p>#define P16C_BULK_ERASE 0x43</text:p>
          </table:table-cell>
        </table:table-row>
        <table:table-row table:style-name="ro1">
          <table:table-cell office:value-type="string" calcext:value-type="string">
            <text:p><text:s text:c="16"/>if (rx_message[0]==0x44)</text:p>
          </table:table-cell>
          <table:table-cell table:formula="of:=TRIM([.A24])" office:value-type="string" office:string-value="if (rx_message[0]==0x44)" calcext:value-type="string">
            <text:p>if (rx_message[0]==0x44)</text:p>
          </table:table-cell>
          <table:table-cell table:formula="of:=MID([.B24];22;2)" office:value-type="string" office:string-value="44" calcext:value-type="string">
            <text:p>44</text:p>
          </table:table-cell>
          <table:table-cell office:value-type="string" calcext:value-type="string">
            <text:p>p16c_isp_write_cfg</text:p>
          </table:table-cell>
          <table:table-cell table:formula="of:=CONCATENATE(&quot;#define &quot;;UPPER([.D24]); &quot; 0x&quot;;[.C24])" office:value-type="string" office:string-value="#define P16C_ISP_WRITE_CFG 0x44" calcext:value-type="string">
            <text:p>#define P16C_ISP_WRITE_CFG 0x44</text:p>
          </table:table-cell>
        </table:table-row>
        <table:table-row table:style-name="ro1">
          <table:table-cell office:value-type="string" calcext:value-type="string">
            <text:p><text:s text:c="16"/>if (rx_message[0]==0x45)</text:p>
          </table:table-cell>
          <table:table-cell table:formula="of:=TRIM([.A25])" office:value-type="string" office:string-value="if (rx_message[0]==0x45)" calcext:value-type="string">
            <text:p>if (rx_message[0]==0x45)</text:p>
          </table:table-cell>
          <table:table-cell table:formula="of:=MID([.B25];22;2)" office:value-type="string" office:string-value="45" calcext:value-type="string">
            <text:p>45</text:p>
          </table:table-cell>
          <table:table-cell office:value-type="string" calcext:value-type="string">
            <text:p>p18q_isp_write_cfg</text:p>
          </table:table-cell>
          <table:table-cell table:formula="of:=CONCATENATE(&quot;#define &quot;;UPPER([.D25]); &quot; 0x&quot;;[.C25])" office:value-type="string" office:string-value="#define P18Q_ISP_WRITE_CFG 0x45" calcext:value-type="string">
            <text:p>#define P18Q_ISP_WRITE_CFG 0x45</text:p>
          </table:table-cell>
        </table:table-row>
        <table:table-row table:style-name="ro1">
          <table:table-cell office:value-type="string" calcext:value-type="string">
            <text:p><text:s text:c="16"/>if (rx_message[0]==0x46)</text:p>
          </table:table-cell>
          <table:table-cell table:formula="of:=TRIM([.A26])" office:value-type="string" office:string-value="if (rx_message[0]==0x46)" calcext:value-type="string">
            <text:p>if (rx_message[0]==0x46)</text:p>
          </table:table-cell>
          <table:table-cell table:formula="of:=MID([.B26];22;2)" office:value-type="string" office:string-value="46" calcext:value-type="string">
            <text:p>46</text:p>
          </table:table-cell>
          <table:table-cell office:value-type="string" calcext:value-type="string">
            <text:p>p18q_isp_write_pgm</text:p>
          </table:table-cell>
          <table:table-cell table:formula="of:=CONCATENATE(&quot;#define &quot;;UPPER([.D26]); &quot; 0x&quot;;[.C26])" office:value-type="string" office:string-value="#define P18Q_ISP_WRITE_PGM 0x46" calcext:value-type="string">
            <text:p>#define P18Q_ISP_WRITE_PGM 0x46</text:p>
          </table:table-cell>
        </table:table-row>
        <table:table-row table:style-name="ro1">
          <table:table-cell office:value-type="string" calcext:value-type="string">
            <text:p><text:s text:c="8"/>if (rx_message[0]==0x47)</text:p>
          </table:table-cell>
          <table:table-cell table:formula="of:=TRIM([.A27])" office:value-type="string" office:string-value="if (rx_message[0]==0x47)" calcext:value-type="string">
            <text:p>if (rx_message[0]==0x47)</text:p>
          </table:table-cell>
          <table:table-cell table:formula="of:=MID([.B27];22;2)" office:value-type="string" office:string-value="47" calcext:value-type="string">
            <text:p>47</text:p>
          </table:table-cell>
          <table:table-cell office:value-type="string" calcext:value-type="string">
            <text:p>p18q_isp_read_cfg</text:p>
          </table:table-cell>
          <table:table-cell table:formula="of:=CONCATENATE(&quot;#define &quot;;UPPER([.D27]); &quot; 0x&quot;;[.C27])" office:value-type="string" office:string-value="#define P18Q_ISP_READ_CFG 0x47" calcext:value-type="string">
            <text:p>#define P18Q_ISP_READ_CFG 0x47</text:p>
          </table:table-cell>
        </table:table-row>
        <table:table-row table:style-name="ro1">
          <table:table-cell office:value-type="string" calcext:value-type="string">
            <text:p><text:s text:c="8"/>if (rx_message[0]==0x48)</text:p>
          </table:table-cell>
          <table:table-cell table:formula="of:=TRIM([.A28])" office:value-type="string" office:string-value="if (rx_message[0]==0x48)" calcext:value-type="string">
            <text:p>if (rx_message[0]==0x48)</text:p>
          </table:table-cell>
          <table:table-cell table:formula="of:=MID([.B28];22;2)" office:value-type="string" office:string-value="48" calcext:value-type="string">
            <text:p>48</text:p>
          </table:table-cell>
          <table:table-cell office:value-type="string" calcext:value-type="string">
            <text:p>p18q_isp_write_cfg_addr</text:p>
          </table:table-cell>
          <table:table-cell table:formula="of:=CONCATENATE(&quot;#define &quot;;UPPER([.D28]); &quot; 0x&quot;;[.C28])" office:value-type="string" office:string-value="#define P18Q_ISP_WRITE_CFG_ADDR 0x48" calcext:value-type="string">
            <text:p>#define P18Q_ISP_WRITE_CFG_ADDR 0x48</text:p>
          </table:table-cell>
        </table:table-row>
        <table:table-row table:style-name="ro1">
          <table:table-cell office:value-type="string" calcext:value-type="string">
            <text:p><text:s text:c="8"/>if (rx_message[0]==0x49)</text:p>
          </table:table-cell>
          <table:table-cell table:formula="of:=TRIM([.A29])" office:value-type="string" office:string-value="if (rx_message[0]==0x49)" calcext:value-type="string">
            <text:p>if (rx_message[0]==0x49)</text:p>
          </table:table-cell>
          <table:table-cell table:formula="of:=MID([.B29];22;2)" office:value-type="string" office:string-value="49" calcext:value-type="string">
            <text:p>49</text:p>
          </table:table-cell>
          <table:table-cell office:value-type="string" calcext:value-type="string">
            <text:p>p18qxx_bulk_erase</text:p>
          </table:table-cell>
          <table:table-cell table:formula="of:=CONCATENATE(&quot;#define &quot;;UPPER([.D29]); &quot; 0x&quot;;[.C29])" office:value-type="string" office:string-value="#define P18QXX_BULK_ERASE 0x49" calcext:value-type="string">
            <text:p>#define P18QXX_BULK_ERASE 0x49</text:p>
          </table:table-cell>
        </table:table-row>
        <table:table-row table:style-name="ro1">
          <table:table-cell office:value-type="string" calcext:value-type="string">
            <text:p><text:s text:c="8"/>if (rx_message[0]==0x91)</text:p>
          </table:table-cell>
          <table:table-cell table:formula="of:=TRIM([.A30])" office:value-type="string" office:string-value="if (rx_message[0]==0x91)" calcext:value-type="string">
            <text:p>if (rx_message[0]==0x91)</text:p>
          </table:table-cell>
          <table:table-cell table:formula="of:=MID([.B30];22;2)" office:value-type="string" office:string-value="91" calcext:value-type="string">
            <text:p>91</text:p>
          </table:table-cell>
          <table:table-cell office:value-type="string" calcext:value-type="string">
            <text:p>enter_progmode_hvp</text:p>
          </table:table-cell>
          <table:table-cell table:formula="of:=CONCATENATE(&quot;#define &quot;;UPPER([.D30]); &quot; 0x&quot;;[.C30])" office:value-type="string" office:string-value="#define ENTER_PROGMODE_HVP 0x91" calcext:value-type="string">
            <text:p>#define ENTER_PROGMODE_HVP 0x91</text:p>
          </table:table-cell>
        </table:table-row>
        <table:table-row table:style-name="ro1">
          <table:table-cell office:value-type="string" calcext:value-type="string">
            <text:p><text:s text:c="8"/>if (rx_message[0]==0x92)</text:p>
          </table:table-cell>
          <table:table-cell table:formula="of:=TRIM([.A31])" office:value-type="string" office:string-value="if (rx_message[0]==0x92)" calcext:value-type="string">
            <text:p>if (rx_message[0]==0x92)</text:p>
          </table:table-cell>
          <table:table-cell table:formula="of:=MID([.B31];22;2)" office:value-type="string" office:string-value="92" calcext:value-type="string">
            <text:p>92</text:p>
          </table:table-cell>
          <table:table-cell office:value-type="string" calcext:value-type="string">
            <text:p>exit_progmode_hvp</text:p>
          </table:table-cell>
          <table:table-cell table:formula="of:=CONCATENATE(&quot;#define &quot;;UPPER([.D31]); &quot; 0x&quot;;[.C31])" office:value-type="string" office:string-value="#define EXIT_PROGMODE_HVP 0x92" calcext:value-type="string">
            <text:p>#define EXIT_PROGMODE_HVP 0x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5">00.00.0000</text:date>, <text:time style:data-style-name="N2" text:time-value="20:42:54.5059452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Roland Ludwig</meta:initial-creator>
    <meta:creation-date>2023-10-25T09:31:23.779658729</meta:creation-date>
    <dc:date>2023-10-25T21:05:22.648057898</dc:date>
    <dc:creator>Roland Ludwig</dc:creator>
    <meta:editing-duration>PT8M28S</meta:editing-duration>
    <meta:editing-cycles>2</meta:editing-cycles>
    <meta:generator>LibreOffice/7.2.7.2$MacOSX_X86_64 LibreOffice_project/8d71d29d553c0f7dcbfa38fbfda25ee34cce99a2</meta:generator>
    <meta:document-statistic meta:table-count="1" meta:cell-count="153" meta:object-count="0"/>
  </office:meta>
</office:document-meta>
</file>